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B4000000DD5CD2D2F29F535CDE.jpg" manifest:media-type="image/jpeg"/>
  <manifest:file-entry manifest:full-path="Pictures/1000000000000160000000E0FE21A918200E988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2cm" svg:stroke-color="#000000" draw:marker-start-width="0.38cm" draw:marker-start-center="false" draw:marker-end-width="0.38cm" draw:marker-end-center="false" draw:fill="solid" draw:fill-color="#00b8ff" draw:textarea-horizontal-align="center" draw:textarea-vertical-align="middle" fo:padding-top="0.075cm" fo:padding-bottom="0.075cm" fo:padding-left="0.075cm" fo:padding-right="0.07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152cm" svg:stroke-color="#000000" draw:marker-start-width="0.684cm" draw:marker-start-center="false" draw:marker-end-width="0.684cm" draw:marker-end-center="false" draw:fill="solid" draw:fill-color="#00b8ff" draw:textarea-horizontal-align="center" draw:textarea-vertical-align="middle" fo:padding-top="0.075cm" fo:padding-bottom="0.075cm" fo:padding-left="0.075cm" fo:padding-right="0.07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984cm" svg:height="4.444cm" svg:x="3.668cm" svg:y="12.238cm">
            <draw:image xlink:href="Pictures/1000000000000160000000E0FE21A918200E9882.jpg" xlink:type="simple" xlink:show="embed" xlink:actuate="onLoad">
              <text:p/>
            </draw:image>
          </draw:frame>
          <draw:frame draw:style-name="gr1" draw:text-style-name="P1" draw:layer="layout" svg:width="3.571cm" svg:height="4.384cm" svg:x="10.952cm" svg:y="12.945cm">
            <draw:image xlink:href="Pictures/10000000000000B4000000DD5CD2D2F29F535CDE.jpg" xlink:type="simple" xlink:show="embed" xlink:actuate="onLoad">
              <text:p/>
            </draw:image>
          </draw:frame>
          <draw:g>
            <draw:g>
              <draw:ellipse draw:style-name="gr2" draw:text-style-name="P2" draw:layer="layout" svg:width="4.072cm" svg:height="3.154cm" svg:x="6.198cm" svg:y="17.656cm" draw:kind="arc" draw:start-angle="36.78" draw:end-angle="143.4">
                <text:p/>
              </draw:ellipse>
              <draw:ellipse draw:style-name="gr2" draw:text-style-name="P2" draw:layer="layout" svg:width="4.072cm" svg:height="3.153cm" draw:transform="rotate (-3.14159265358979) translate (10.255cm 18.919cm)" draw:kind="arc" draw:start-angle="36.78" draw:end-angle="143.4">
                <text:p/>
              </draw:ellipse>
            </draw:g>
            <draw:g>
              <draw:ellipse draw:style-name="gr2" draw:text-style-name="P2" draw:layer="layout" svg:width="1.63cm" svg:height="1.263cm" svg:x="7.432cm" svg:y="19.079cm" draw:kind="arc" draw:start-angle="359.93" draw:end-angle="180.03">
                <text:p/>
              </draw:ellipse>
              <draw:line draw:style-name="gr2" draw:text-style-name="P2" draw:layer="layout" svg:x1="7.431cm" svg:y1="19.738cm" svg:x2="7.431cm" svg:y2="20.369cm">
                <text:p/>
              </draw:line>
              <draw:line draw:style-name="gr2" draw:text-style-name="P2" draw:layer="layout" svg:x1="9.057cm" svg:y1="19.738cm" svg:x2="9.057cm" svg:y2="20.369cm">
                <text:p/>
              </draw:line>
            </draw:g>
          </draw:g>
          <draw:g>
            <draw:ellipse draw:style-name="gr3" draw:text-style-name="P3" draw:layer="layout" svg:width="2.053cm" svg:height="1.659cm" svg:x="9.979cm" svg:y="18.137cm" draw:kind="arc" draw:start-angle="90.34" draw:end-angle="270.62">
              <text:p/>
            </draw:ellipse>
            <draw:line draw:style-name="gr3" draw:text-style-name="P3" draw:layer="layout" svg:x1="11.001cm" svg:y1="18.137cm" svg:x2="12.658cm" svg:y2="18.137cm">
              <text:p/>
            </draw:line>
            <draw:line draw:style-name="gr3" draw:text-style-name="P3" draw:layer="layout" svg:x1="11.027cm" svg:y1="19.788cm" svg:x2="12.684cm" svg:y2="19.788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4:39:15.293999376</meta:creation-date>
    <dc:date>2018-05-12T14:44:56.635484538</dc:date>
    <meta:editing-duration>PT5M41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